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d8d3a" officeooo:paragraph-rsid="000d8d3a"/>
    </style:style>
    <style:style style:name="P2" style:family="paragraph" style:parent-style-name="Standard">
      <style:paragraph-properties fo:text-align="start" style:justify-single-word="false"/>
      <style:text-properties fo:font-size="12pt" officeooo:rsid="000d8d3a" officeooo:paragraph-rsid="000d8d3a"/>
    </style:style>
    <style:style style:name="P3" style:family="paragraph" style:parent-style-name="Standard">
      <style:paragraph-properties fo:text-align="start" style:justify-single-word="false"/>
      <style:text-properties fo:font-size="12pt" officeooo:rsid="00109c60" officeooo:paragraph-rsid="00109c60"/>
    </style:style>
    <style:style style:name="P4" style:family="paragraph" style:parent-style-name="Standard">
      <style:paragraph-properties fo:text-align="start" style:justify-single-word="false"/>
      <style:text-properties fo:font-size="12pt" officeooo:rsid="0012936a" officeooo:paragraph-rsid="0012936a"/>
    </style:style>
    <style:style style:name="P5" style:family="paragraph" style:parent-style-name="Standard">
      <style:paragraph-properties fo:text-align="start" style:justify-single-word="false"/>
      <style:text-properties fo:font-size="12pt" officeooo:rsid="0018c4d5" officeooo:paragraph-rsid="0018c4d5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66e7" officeooo:paragraph-rsid="001966e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ce6c9" officeooo:paragraph-rsid="001ce6c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a6140" officeooo:paragraph-rsid="002a614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bdddb" officeooo:paragraph-rsid="002bddd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e5f3e" officeooo:paragraph-rsid="002e5f3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0fa78" officeooo:paragraph-rsid="0030fa7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36a447" officeooo:paragraph-rsid="0036a44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36a447" officeooo:paragraph-rsid="0038415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84153" officeooo:paragraph-rsid="0038415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3967ea" officeooo:paragraph-rsid="003967e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c89b0" officeooo:paragraph-rsid="003c89b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3fe66c" officeooo:paragraph-rsid="003fe66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507b0c" officeooo:paragraph-rsid="00507b0c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52594c" officeooo:paragraph-rsid="0052594c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554a6b" officeooo:paragraph-rsid="00554a6b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674dcb" officeooo:paragraph-rsid="00674dc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officeooo:rsid="001a302a" officeooo:paragraph-rsid="001a302a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f02b6" officeooo:paragraph-rsid="001f02b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1be15" officeooo:paragraph-rsid="0021be1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2d81e" officeooo:paragraph-rsid="0022d81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38d78" officeooo:paragraph-rsid="00238d7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415ba" officeooo:paragraph-rsid="002415b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5b534" officeooo:paragraph-rsid="0025b53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5d809" officeooo:paragraph-rsid="0025d80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725d8" officeooo:paragraph-rsid="002725d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8e858" officeooo:paragraph-rsid="0028e85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e7431" officeooo:paragraph-rsid="002e743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66e7" officeooo:paragraph-rsid="001966e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e6970" officeooo:paragraph-rsid="001ce6c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c40fd" officeooo:paragraph-rsid="002c40f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327058" officeooo:paragraph-rsid="0030fa78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36a447" officeooo:paragraph-rsid="0036a447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384153" officeooo:paragraph-rsid="0038415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3967ea" officeooo:paragraph-rsid="003967ea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3c89b0" officeooo:paragraph-rsid="003c89b0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3d4d26" officeooo:paragraph-rsid="003c89b0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41783e" officeooo:paragraph-rsid="0041783e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42dc65" officeooo:paragraph-rsid="0042dc65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443692" officeooo:paragraph-rsid="00443692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8ba37" officeooo:paragraph-rsid="00443692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8ba37" officeooo:paragraph-rsid="004d296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8ba37" officeooo:paragraph-rsid="0048ba37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d6be2" officeooo:paragraph-rsid="004d6be2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ecd21" officeooo:paragraph-rsid="004ecd21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502aee" officeooo:paragraph-rsid="00502aee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5129cf" officeooo:paragraph-rsid="00507b0c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5e39dd" officeooo:paragraph-rsid="00554a6b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69e479" officeooo:paragraph-rsid="0069e479" style:font-weight-asian="normal" style:font-weight-complex="normal"/>
    </style:style>
    <style:style style:name="T1" style:family="text">
      <style:text-properties officeooo:rsid="000f844b"/>
    </style:style>
    <style:style style:name="T2" style:family="text">
      <style:text-properties officeooo:rsid="001142c1"/>
    </style:style>
    <style:style style:name="T3" style:family="text">
      <style:text-properties officeooo:rsid="0014f72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6970" style:font-weight-asian="normal" style:font-weight-complex="normal"/>
    </style:style>
    <style:style style:name="T6" style:family="text">
      <style:text-properties fo:font-weight="normal" officeooo:rsid="002b9711" style:font-weight-asian="normal" style:font-weight-complex="normal"/>
    </style:style>
    <style:style style:name="T7" style:family="text">
      <style:text-properties fo:font-weight="normal" officeooo:rsid="00327058" style:font-weight-asian="normal" style:font-weight-complex="normal"/>
    </style:style>
    <style:style style:name="T8" style:family="text">
      <style:text-properties fo:font-weight="normal" officeooo:rsid="003d4d26" style:font-weight-asian="normal" style:font-weight-complex="normal"/>
    </style:style>
    <style:style style:name="T9" style:family="text">
      <style:text-properties fo:font-weight="normal" officeooo:rsid="005129cf" style:font-weight-asian="normal" style:font-weight-complex="normal"/>
    </style:style>
    <style:style style:name="T10" style:family="text">
      <style:text-properties fo:font-weight="normal" officeooo:rsid="0052c2be" style:font-weight-asian="normal" style:font-weight-complex="normal"/>
    </style:style>
    <style:style style:name="T11" style:family="text">
      <style:text-properties fo:font-weight="normal" officeooo:rsid="0056082c" style:font-weight-asian="normal" style:font-weight-complex="normal"/>
    </style:style>
    <style:style style:name="T12" style:family="text">
      <style:text-properties fo:font-weight="normal" officeooo:rsid="0057c826" style:font-weight-asian="normal" style:font-weight-complex="normal"/>
    </style:style>
    <style:style style:name="T13" style:family="text">
      <style:text-properties fo:font-weight="normal" officeooo:rsid="00581753" style:font-weight-asian="normal" style:font-weight-complex="normal"/>
    </style:style>
    <style:style style:name="T14" style:family="text">
      <style:text-properties fo:font-weight="normal" officeooo:rsid="005ad2bf" style:font-weight-asian="normal" style:font-weight-complex="normal"/>
    </style:style>
    <style:style style:name="T15" style:family="text">
      <style:text-properties fo:font-weight="normal" officeooo:rsid="005ccd6c" style:font-weight-asian="normal" style:font-weight-complex="normal"/>
    </style:style>
    <style:style style:name="T16" style:family="text">
      <style:text-properties fo:font-weight="normal" officeooo:rsid="005e39dd" style:font-weight-asian="normal" style:font-weight-complex="normal"/>
    </style:style>
    <style:style style:name="T17" style:family="text">
      <style:text-properties fo:font-weight="normal" officeooo:rsid="0068fb60" style:font-weight-asian="normal" style:font-weight-complex="normal"/>
    </style:style>
    <style:style style:name="T18" style:family="text">
      <style:text-properties officeooo:rsid="00238d78"/>
    </style:style>
    <style:style style:name="T19" style:family="text">
      <style:text-properties officeooo:rsid="0025b7f0"/>
    </style:style>
    <style:style style:name="T20" style:family="text">
      <style:text-properties officeooo:rsid="0033ed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7/02</text:p>
      <text:p text:style-name="P1">La universidad en Argentina</text:p>
      <text:p text:style-name="P1"/>
      <text:p text:style-name="P2">Profesor: <text:span text:style-name="T1">Liliana Palmieri</text:span></text:p>
      <text:p text:style-name="P2"/>
      <text:p text:style-name="P3"><text:span text:style-name="T3">S</text:span>urge la primera universidad en el conurbano, la universidad de <text:span text:style-name="T3">Lomas</text:span>. <text:span text:style-name="T2">A partir de </text:span><text:span text:style-name="T3">1989</text:span><text:span text:style-name="T2">, las universidades dejaron de ser divididas por facultades y comenzaron a dividirse por departamentos. </text:span><text:span text:style-name="T3">La primera de estas siendo la universidad de Quilmes</text:span></text:p>
      <text:p text:style-name="P3"/>
      <text:p text:style-name="P4">Sistemas en la unla esta ubicada en el departamento de desarrollo y tecnologías.</text:p>
      <text:p text:style-name="P4"/>
      <text:p text:style-name="P5">Siempre buscar fuente y BIBLIOGRAFIA de todo.</text:p>
      <text:p text:style-name="P5"/>
      <text:p text:style-name="P22">CONEAU: comision nacional de educacion superior (regula todas las universidades)</text:p>
      <text:p text:style-name="P5"/>
      <text:p text:style-name="P6">Unidad 1:</text:p>
      <text:p text:style-name="P6"/>
      <text:p text:style-name="P30">Palabras claves <text:span text:style-name="T20">guion 1</text:span>: </text:p>
      <text:p text:style-name="P6"/>
      <text:p text:style-name="P23">Proyecto constitucional</text:p>
      <text:p text:style-name="P23">Consejo superior</text:p>
      <text:p text:style-name="P23">Universitaria</text:p>
      <text:p text:style-name="P24">Ley nacional de educación superior</text:p>
      <text:p text:style-name="P25">Secretaria <text:span text:style-name="T18">de asuntos juridicos e institucionales</text:span></text:p>
      <text:p text:style-name="P26">Secretaria académica</text:p>
      <text:p text:style-name="P27">Publica, gratuita y nacional</text:p>
      <text:p text:style-name="P28">Comunidad <text:span text:style-name="T19">universitaria</text:span></text:p>
      <text:p text:style-name="P29">Politica universitaria </text:p>
      <text:p text:style-name="P31">Departamentos</text:p>
      <text:p text:style-name="P8"><text:span text:style-name="T4">Reforma universitaria </text:span><text:span text:style-name="T6">(1918)</text:span></text:p>
      <text:p text:style-name="P10"><text:span text:style-name="T6">R</text:span><text:span text:style-name="T4">eglamentaciones y resoluciones</text:span></text:p>
      <text:p text:style-name="P32">Compromiso y fundamentos</text:p>
      <text:p text:style-name="P33"/>
      <text:p text:style-name="P7"><text:span text:style-name="T4">Fundamentos, institucion, crisis, comunidad, sueños, chatarra, oportunidades, compromiso, urbanidad, </text:span><text:span text:style-name="T5">cultura.</text:span></text:p>
      <text:p text:style-name="P34"/>
      <text:p text:style-name="P9"><text:span text:style-name="T5">T</text:span><text:span text:style-name="T4">ODO: linea de tiempo desde 1900 hasta la actualidad (relacionada con la educacion)</text:span></text:p>
      <text:p text:style-name="P35">Presidentes argentinos TODOS</text:p>
      <text:p text:style-name="P35"/>
      <text:p text:style-name="P11"><text:span text:style-name="T4">TODO: hacer todas las actividades del GUION 1, </text:span><text:span text:style-name="T7">leer texto ana jaramillo y guion 2 (solo lectura)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2"><text:soft-page-break/><text:span text:style-name="T7">I</text:span><text:span text:style-name="T4">ndice</text:span></text:p>
      <text:p text:style-name="P37"/>
      <text:p text:style-name="P12"><text:span text:style-name="T4">Reflexiones sobre la practica----------------------------------------------------------------------</text:span><text:span text:style-name="T8">1</text:span></text:p>
      <text:p text:style-name="P37">¿Estamos haciendo transdiciplina?<text:line-break/>¿Estamos formando gestores sociales?</text:p>
      <text:p text:style-name="P37">¿Estamos educando en valores?</text:p>
      <text:p text:style-name="P37"/>
      <text:p text:style-name="P13"><text:span text:style-name="T4">¿Estamos haciendo transdiciplina?---------------------------------------------------------------</text:span><text:span text:style-name="T8">2</text:span></text:p>
      <text:p text:style-name="P37"/>
      <text:p text:style-name="P14"><text:span text:style-name="T4">Los antecedentes------------------------------------------------------------------------------------</text:span><text:span text:style-name="T8">3</text:span></text:p>
      <text:p text:style-name="P38"/>
      <text:p text:style-name="P15"><text:span text:style-name="T4">¿Estamos formando gestores sociales?-----------------------------------------------------------</text:span><text:span text:style-name="T8">4</text:span></text:p>
      <text:p text:style-name="P39"/>
      <text:p text:style-name="P15"><text:span text:style-name="T4">Cogobierno es corresponsabilidad: primer escalón hacia la responsabilidad publica------</text:span><text:span text:style-name="T8">5</text:span></text:p>
      <text:p text:style-name="P39"/>
      <text:p text:style-name="P16"><text:span text:style-name="T4">¿Estamos educando en valores?-------------------------------------------------------------------</text:span><text:span text:style-name="T8">6</text:span></text:p>
      <text:p text:style-name="P39"/>
      <text:p text:style-name="P16"><text:span text:style-name="T4">¿Que hicimos para educar en valores?------------------------------------------------------------</text:span><text:span text:style-name="T8">7</text:span></text:p>
      <text:p text:style-name="P40"/>
      <text:p text:style-name="P16"><text:span text:style-name="T4">Explicitando los valores----------------------------------------------------------------------------</text:span><text:span text:style-name="T8">8</text:span></text:p>
      <text:p text:style-name="P41"/>
      <text:p text:style-name="P17"><text:span text:style-name="T8">T</text:span><text:span text:style-name="T4">ransdiciplina, va mas alla que la diciplina</text:span></text:p>
      <text:p text:style-name="P42">Gestores sociales, como aplicar el conocimiento enseñado en la sociedad </text:p>
      <text:p text:style-name="P43">Cogobierno, gobernar con otros</text:p>
      <text:p text:style-name="P43"/>
      <text:p text:style-name="P44">La edad contemporáneo comienza cuando se independiza Francia</text:p>
      <text:p text:style-name="P44"/>
      <text:p text:style-name="P45">Portada:</text:p>
      <text:p text:style-name="P45"/>
      <text:p text:style-name="P46">Unla</text:p>
      <text:p text:style-name="P47">Ingreso 2023</text:p>
      <text:p text:style-name="P47">Asignatura </text:p>
      <text:p text:style-name="P48">Turno, comision</text:p>
      <text:p text:style-name="P48">Docente</text:p>
      <text:p text:style-name="P49">Grupo</text:p>
      <text:p text:style-name="P48">Alumnos</text:p>
      <text:p text:style-name="P50">Titulo del tp</text:p>
      <text:p text:style-name="P50"/>
      <text:p text:style-name="P19"><text:span text:style-name="T4">Reforma de 191</text:span><text:span text:style-name="T10">8</text:span></text:p>
      <text:p text:style-name="P18"><text:span text:style-name="T4">Como surge la universidad y por que? </text:span><text:span text:style-name="T9">Caracteristicas basicas</text:span></text:p>
      <text:p text:style-name="P51"/>
      <text:p text:style-name="P21"><text:span text:style-name="T9">h</text:span><text:span text:style-name="T4">asta viernes 24</text:span></text:p>
      <text:p text:style-name="P20"><text:span text:style-name="T9"><text:line-break/>L</text:span><text:span text:style-name="T4">a universidad de Cordoba fue fundada en 1613 por los Españoles para lograr la ocupación territorial y administrativa de la zona </text:span><text:span text:style-name="T11">ya que de esta manera se lograria educar a los pobladores de en aquel entonces el virreinato del Perú. </text:span><text:span text:style-name="T12">Dirigidas por Españoles de sangre, </text:span><text:span text:style-name="T13">cerrada a todo aquel que </text:span><text:span text:style-name="T17">haya </text:span><text:span text:style-name="T13"><text:s/>nacido en tierra Americana, </text:span><text:span text:style-name="T14">y unicamente accesible a aquellos de la elite Española. </text:span><text:span text:style-name="T15">Tenían el principal propósito de expandir </text:span><text:span text:style-name="T16">la cultura Española.</text:span></text:p>
      <text:p text:style-name="P52"/>
      <text:p text:style-name="P53">Linea de tiempo del 18 al 7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9:47:30.660589920</meta:creation-date>
    <dc:date>2023-02-28T11:19:59.355524503</dc:date>
    <meta:editing-duration>PT10H42M15S</meta:editing-duration>
    <meta:editing-cycles>78</meta:editing-cycles>
    <meta:generator>LibreOffice/7.4.5.1$Linux_X86_64 LibreOffice_project/40$Build-1</meta:generator>
    <meta:document-statistic meta:table-count="0" meta:image-count="0" meta:object-count="0" meta:page-count="2" meta:paragraph-count="55" meta:word-count="353" meta:character-count="2915" meta:non-whitespace-character-count="2619"/>
  </office:meta>
</office:document-meta>
</file>